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0475852FD1899F626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c97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a2a36" officeooo:paragraph-rsid="001a2a36" style:font-weight-asian="bold" style:font-weight-complex="bold"/>
    </style:style>
    <style:style style:name="P3" style:family="paragraph" style:parent-style-name="Standard" style:list-style-name="L1">
      <style:text-properties officeooo:rsid="001b4c97" officeooo:paragraph-rsid="001b4c97"/>
    </style:style>
    <style:style style:name="P4" style:family="paragraph" style:parent-style-name="Standard">
      <style:text-properties style:text-underline-style="solid" style:text-underline-width="auto" style:text-underline-color="font-color" officeooo:rsid="001b9a97" officeooo:paragraph-rsid="001b9a97"/>
    </style:style>
    <style:style style:name="P5" style:family="paragraph" style:parent-style-name="Standard">
      <style:text-properties style:text-underline-style="none" officeooo:rsid="001b9a97" officeooo:paragraph-rsid="001b9a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 1b : Remove Comments</text:p>
      <text:p text:style-name="P1"/>
      <text:list xml:id="list1538152734" text:style-name="L1">
        <text:list-item>
          <text:p text:style-name="P3">Start</text:p>
        </text:list-item>
        <text:list-item>
          <text:p text:style-name="P3">c , d , e are read using fgetc( input_file )</text:p>
        </text:list-item>
        <text:list-item>
          <text:p text:style-name="P3">while ( c != EOF ) do</text:p>
          <text:list>
            <text:list-item>
              <text:p text:style-name="P3">check ( c )</text:p>
            </text:list-item>
          </text:list>
        </text:list-item>
        <text:list-item>
          <text:p text:style-name="P3">void check ( c ) </text:p>
          <text:list>
            <text:list-item>
              <text:p text:style-name="P3">if ( c = / ) then </text:p>
              <text:list>
                <text:list-item>
                  <text:p text:style-name="P3">if ( d = * ) then</text:p>
                  <text:list>
                    <text:list-item>
                      <text:p text:style-name="P3">multi_comment()</text:p>
                    </text:list-item>
                  </text:list>
                </text:list-item>
                <text:list-item>
                  <text:p text:style-name="P3">else if ( d = / ) then </text:p>
                  <text:list>
                    <text:list-item>
                      <text:p text:style-name="P3">single_comment()</text:p>
                    </text:list-item>
                  </text:list>
                </text:list-item>
                <text:list-item>
                  <text:p text:style-name="P3">else print c , d</text:p>
                </text:list-item>
              </text:list>
            </text:list-item>
            <text:list-item>
              <text:p text:style-name="P3">else print c</text:p>
            </text:list-item>
          </text:list>
        </text:list-item>
        <text:list-item>
          <text:p text:style-name="P3">void single_comment()</text:p>
          <text:list>
            <text:list-item>
              <text:p text:style-name="P3">while ( d != EOF ) do</text:p>
              <text:list>
                <text:list-item>
                  <text:p text:style-name="P3">if ( d = \n ) then</text:p>
                  <text:list>
                    <text:list-item>
                      <text:p text:style-name="P3">print d</text:p>
                    </text:list-item>
                    <text:list-item>
                      <text:p text:style-name="P3">retur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void multi_comment()</text:p>
          <text:list>
            <text:list-item>
              <text:p text:style-name="P3">while ( d != EOF ) do</text:p>
              <text:list>
                <text:list-item>
                  <text:p text:style-name="P3">if ( d = * ) then</text:p>
                  <text:list>
                    <text:list-item>
                      <text:p text:style-name="P3">if ( e = / ) then</text:p>
                      <text:list>
                        <text:list-item>
                          <text:p text:style-name="P3">retu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Stop</text:p>
        </text:list-item>
      </text:list>
      <text:p text:style-name="Standard"/>
      <text:p text:style-name="P4">Remove Comments code ( C )</text:p>
      <text:p text:style-name="P5">#include&lt;stdio.h&gt;</text:p>
      <text:p text:style-name="P5">#include&lt;stdlib.h&gt;</text:p>
      <text:p text:style-name="P5"/>
      <text:p text:style-name="P5">void check(char);</text:p>
      <text:p text:style-name="P5">void single_comment();</text:p>
      <text:p text:style-name="P5">void multi_comment();</text:p>
      <text:p text:style-name="P5"/>
      <text:p text:style-name="P5">FILE *fp, *fs;</text:p>
      <text:p text:style-name="P5"/>
      <text:p text:style-name="P5">void check(char c){</text:p>
      <text:p text:style-name="P5"><text:s text:c="4"/>char d;</text:p>
      <text:p text:style-name="P5"><text:s text:c="4"/>if(c == '/'){</text:p>
      <text:p text:style-name="P5"><text:s text:c="8"/>if((d = fgetc(fp)) == '*'){</text:p>
      <text:p text:style-name="P5"><text:s text:c="12"/>multi_comment();</text:p>
      <text:p text:style-name="P5"><text:s text:c="8"/>}else if(d == '/'){</text:p>
      <text:p text:style-name="P5"><text:s text:c="12"/>single_comment();</text:p>
      <text:p text:style-name="P5"><text:s text:c="8"/>}else{</text:p>
      <text:p text:style-name="P5"><text:s text:c="12"/>fputc(c, fs);</text:p>
      <text:p text:style-name="P5"><text:s text:c="12"/>fputc(d, fs);</text:p>
      <text:p text:style-name="P5"><text:s text:c="8"/>}</text:p>
      <text:p text:style-name="P5"><text:s text:c="4"/>}else{</text:p>
      <text:p text:style-name="P5"><text:s text:c="8"/>fputc(c, fs);</text:p>
      <text:p text:style-name="P5"><text:s text:c="4"/>}</text:p>
      <text:p text:style-name="P5">}</text:p>
      <text:p text:style-name="P5"/>
      <text:p text:style-name="P5"><text:soft-page-break/>void single_comment(){</text:p>
      <text:p text:style-name="P5"><text:s text:c="4"/>char d;</text:p>
      <text:p text:style-name="P5"><text:s text:c="4"/>while((d = fgetc(fp)) != EOF){</text:p>
      <text:p text:style-name="P5"><text:s text:c="8"/>if(d == '\n') {</text:p>
      <text:p text:style-name="P5"><text:s text:c="12"/>fputc(d, fs);</text:p>
      <text:p text:style-name="P5"><text:s text:c="12"/>return;</text:p>
      <text:p text:style-name="P5"><text:s text:c="8"/>}</text:p>
      <text:p text:style-name="P5"><text:s text:c="4"/>}</text:p>
      <text:p text:style-name="P5">}</text:p>
      <text:p text:style-name="P5"/>
      <text:p text:style-name="P5">void multi_comment(){</text:p>
      <text:p text:style-name="P5"><text:s text:c="4"/>char d, e;</text:p>
      <text:p text:style-name="P5"><text:s text:c="4"/>while((d = fgetc(fp)) != EOF){</text:p>
      <text:p text:style-name="P5"><text:s text:c="8"/>if(d == '*'){</text:p>
      <text:p text:style-name="P5"><text:s text:c="12"/>if((e = fgetc(fp)) == '/'){</text:p>
      <text:p text:style-name="P5"><text:s text:c="16"/>return;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int main(){</text:p>
      <text:p text:style-name="P5"><text:s text:c="4"/>fp = fopen("input.c", "r");</text:p>
      <text:p text:style-name="P5"><text:s text:c="4"/>fs = fopen("output.c", "w");</text:p>
      <text:p text:style-name="P5"/>
      <text:p text:style-name="P5"><text:s text:c="4"/>if(fp == NULL || fs == NULL){</text:p>
      <text:p text:style-name="P5"><text:s text:c="8"/>perror("Error opening files");</text:p>
      <text:p text:style-name="P5"><text:s text:c="8"/>return 1;</text:p>
      <text:p text:style-name="P5"><text:s text:c="4"/>}</text:p>
      <text:p text:style-name="P5"/>
      <text:p text:style-name="P5"><text:s text:c="4"/>char c;</text:p>
      <text:p text:style-name="P5"><text:s text:c="4"/>while((c = fgetc(fp)) != EOF){</text:p>
      <text:p text:style-name="P5"><text:s text:c="8"/>check(c);</text:p>
      <text:p text:style-name="P5"><text:s text:c="4"/>}</text:p>
      <text:p text:style-name="P5"/>
      <text:p text:style-name="P5"><text:s text:c="4"/>printf("Output file without comments ,generated successfully\n");</text:p>
      <text:p text:style-name="P5"/>
      <text:p text:style-name="P5"><text:s text:c="4"/>fclose(fp);</text:p>
      <text:p text:style-name="P5"><text:s text:c="4"/>fclose(fs);</text:p>
      <text:p text:style-name="P5"/>
      <text:p text:style-name="P5"><text:s text:c="4"/>return 0;</text:p>
      <text:p text:style-name="P5">}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input.c</text:p>
      <text:p text:style-name="P5">//C-program to calculate sum</text:p>
      <text:p text:style-name="P5">#include&lt;stdio.h&gt;</text:p>
      <text:p text:style-name="P5"/>
      <text:p text:style-name="P5">int main(){</text:p>
      <text:p text:style-name="P5"><text:s text:c="4"/>//This is a single line comment</text:p>
      <text:p text:style-name="P5"><text:s text:c="4"/>int num1=5,num2=10;</text:p>
      <text:p text:style-name="P5"><text:s text:c="4"/>int sum=num1+num2;</text:p>
      <text:p text:style-name="P5"><text:s text:c="4"/>printf("sum = %d\n",sum);</text:p>
      <text:p text:style-name="P5"><text:s text:c="4"/>/*This is a multi-line comment</text:p>
      <text:p text:style-name="P5"><text:s text:c="4"/>or a block comment*/</text:p>
      <text:p text:style-name="P5"><text:s text:c="4"/>return 0;</text:p>
      <text:p text:style-name="P5">}</text:p>
      <text:p text:style-name="P5"/>
      <text:p text:style-name="P4">output.c</text:p>
      <text:p text:style-name="P5"/>
      <text:p text:style-name="P5">#include&lt;stdio.h&gt;</text:p>
      <text:p text:style-name="P5"/>
      <text:p text:style-name="P5">int main(){</text:p>
      <text:p text:style-name="P5"><text:s text:c="4"/></text:p>
      <text:p text:style-name="P5"><text:s text:c="4"/>int num1=5,num2=10;</text:p>
      <text:p text:style-name="P5"><text:s text:c="4"/>int sum=num1+num2;</text:p>
      <text:p text:style-name="P5"><text:s text:c="4"/>printf("sum = %d\n",sum);</text:p>
      <text:p text:style-name="P5"><text:s text:c="4"/></text:p>
      <text:p text:style-name="P5"><text:s text:c="4"/>return 0;</text:p>
      <text:p text:style-name="P5">}</text:p>
      <text:p text:style-name="P5"/>
      <text:p text:style-name="P4">output</text:p>
      <text:p text:style-name="P5"/>
      <text:p text:style-name="P5"><draw:frame draw:style-name="fr1" draw:name="Image1" text:anchor-type="char" svg:x="0.185cm" svg:y="0.056cm" svg:width="17cm" svg:height="1.528cm" draw:z-index="0"><draw:image xlink:href="Pictures/1000000000000316000000475852FD1899F6267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07:18:39.471530602</meta:creation-date>
    <dc:date>2023-12-13T11:29:34.201785641</dc:date>
    <meta:editing-duration>PT7M34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3" meta:paragraph-count="104" meta:word-count="312" meta:character-count="1912" meta:non-whitespace-character-count="1378"/>
  </office:meta>
</office:document-meta>
</file>